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42cm"/>
    </style:style>
    <style:style style:name="co3" style:family="table-column">
      <style:table-column-properties fo:break-before="auto" style:column-width="8.828cm"/>
    </style:style>
    <style:style style:name="co4" style:family="table-column">
      <style:table-column-properties fo:break-before="auto" style:column-width="4.498cm"/>
    </style:style>
    <style:style style:name="co5" style:family="table-column">
      <style:table-column-properties fo:break-before="auto" style:column-width="2.02cm"/>
    </style:style>
    <style:style style:name="co6" style:family="table-column">
      <style:table-column-properties fo:break-before="auto" style:column-width="4.981cm"/>
    </style:style>
    <style:style style:name="co7" style:family="table-column">
      <style:table-column-properties fo:break-before="auto" style:column-width="3.471cm"/>
    </style:style>
    <style:style style:name="co8" style:family="table-column">
      <style:table-column-properties fo:break-before="auto" style:column-width="3.089cm"/>
    </style:style>
    <style:style style:name="co9" style:family="table-column">
      <style:table-column-properties fo:break-before="auto" style:column-width="6.013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fo:border="0.002cm solid #000000"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border="0.002cm solid #000000" style:vertical-align="top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order-bottom="0.002cm solid #000000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2cm solid #000000" fo:border-left="none" fo:border-right="none" fo:border-top="none"/>
    </style:style>
  </office:automatic-styles>
  <office:body>
    <office:spreadsheet>
      <table:table table:name="READM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row table:style-name="ro1">
          <table:table-cell table:style-name="ce1" office:value-type="string">
            <text:p>Icons used in Knopferfish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This document descibes the various icons used in Knopferfish, their source and license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>
            <text:p>Icons sets</text:p>
          </table:table-cell>
          <table:table-cell table:style-name="ce2" office:value-type="string">
            <text:p>License</text:p>
          </table:table-cell>
          <table:table-cell table:style-name="ce2" office:value-type="string">
            <text:p>Description</text:p>
          </table:table-cell>
        </table:table-row>
        <table:table-row table:style-name="ro3">
          <table:table-cell table:style-name="ce3" office:value-type="string">
            <text:p>Tango</text:p>
          </table:table-cell>
          <table:table-cell table:style-name="ce3" office:value-type="string">
            <text:p>Public Domain</text:p>
          </table:table-cell>
          <table:table-cell table:style-name="ce3" office:value-type="string">
            <text:p>A basic icon set in the public domain. Several other open source projects use tango as the basis, <text:a xlink:href="http://tango.freedesktop.org/Tango_Desktop_Project">http://tango.freedesktop.org/Tango_Desktop_Project</text:a></text:p>
          </table:table-cell>
        </table:table-row>
        <table:table-row table:style-name="ro3">
          <table:table-cell table:style-name="ce3" office:value-type="string">
            <text:p>KF-Tango</text:p>
          </table:table-cell>
          <table:table-cell table:style-name="ce3" office:value-type="string">
            <text:p>BSD</text:p>
          </table:table-cell>
          <table:table-cell table:style-name="ce3" office:value-type="string">
            <text:p>KF has created a few derivative icons based on Tango. They are provided under the std KF BSD license.</text:p>
          </table:table-cell>
        </table:table-row>
        <table:table-row table:style-name="ro2" table:number-rows-repeated="2">
          <table:table-cell table:style-name="ce4" table:number-columns-repeated="3"/>
        </table:table-row>
        <table:table-row table:style-name="ro2">
          <table:table-cell table:style-name="ce2" office:value-type="string">
            <text:p>Bundle</text:p>
          </table:table-cell>
          <table:table-cell table:style-name="ce2" office:value-type="string">
            <text:p>Icon set</text:p>
          </table:table-cell>
          <table:table-cell table:style-name="ce2" office:value-type="string">
            <text:p>Comment</text:p>
          </table:table-cell>
        </table:table-row>
        <table:table-row table:style-name="ro2">
          <table:table-cell table:style-name="ce3" office:value-type="string">
            <text:p>desktop</text:p>
          </table:table-cell>
          <table:table-cell table:style-name="ce3" office:value-type="string">
            <text:p>KF-Tango</text:p>
          </table:table-cell>
          <table:table-cell table:style-name="ce3"/>
        </table:table-row>
        <table:table-row table:style-name="ro2">
          <table:table-cell table:style-name="ce3" office:value-type="string">
            <text:p>httpconsole</text:p>
          </table:table-cell>
          <table:table-cell table:style-name="ce3" office:value-type="string">
            <text:p>KF-Tango</text:p>
          </table:table-cell>
          <table:table-cell table:style-name="ce3"/>
        </table:table-row>
        <table:table-row table:style-name="ro2" table:number-rows-repeated="8">
          <table:table-cell table:style-name="ce4" table:number-columns-repeated="3"/>
        </table:table-row>
        <table:table-row table:style-name="ro2" table:number-rows-repeated="6551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Desktop" table:style-name="ta1" table:print="false">
        <office:forms form:automatic-focus="false" form:apply-design-mode="false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4">
          <table:table-cell table:style-name="ce6" office:value-type="string">
            <text:p>Icons used by the desktop bundle – switching from NOIA to Tango</text:p>
          </table:table-cell>
          <table:table-cell table:style-name="ce8" table:number-columns-repeated="6"/>
          <table:table-cell table:style-name="ce9"/>
        </table:table-row>
        <table:table-row table:style-name="ro2">
          <table:table-cell table:style-name="ce7" table:number-columns-repeated="7"/>
          <table:table-cell/>
        </table:table-row>
        <table:table-row table:style-name="ro2">
          <table:table-cell table:style-name="ce7" office:value-type="string">
            <text:p>Image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Status</text:p>
          </table:table-cell>
          <table:table-cell table:style-name="ce7" office:value-type="string">
            <text:p>Original</text:p>
          </table:table-cell>
          <table:table-cell table:style-name="ce7" office:value-type="string">
            <text:p>Used</text:p>
          </table:table-cell>
          <table:table-cell table:style-name="ce7" office:value-type="string">
            <text:p>Src</text:p>
          </table:table-cell>
          <table:table-cell table:style-name="ce7" office:value-type="string">
            <text:p>Comment</text:p>
          </table:table-cell>
          <table:table-cell/>
        </table:table-row>
        <table:table-row table:style-name="ro2">
          <table:table-cell office:value-type="string">
            <text:p>1downarrow.png</text:p>
          </table:table-cell>
          <table:table-cell office:value-type="string">
            <text:p>16x16</text:p>
          </table:table-cell>
          <table:table-cell office:value-type="string">
            <text:p>Updated</text:p>
          </table:table-cell>
          <table:table-cell office:value-type="string">
            <text:p>go-down.svg</text:p>
          </table:table-cell>
          <table:table-cell office:value-type="string">
            <text:p>Events, Log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1uparrow.png</text:p>
          </table:table-cell>
          <table:table-cell office:value-type="string">
            <text:p>16x16</text:p>
          </table:table-cell>
          <table:table-cell office:value-type="string">
            <text:p>Updated</text:p>
          </table:table-cell>
          <table:table-cell office:value-type="string">
            <text:p>go-up.svg</text:p>
          </table:table-cell>
          <table:table-cell office:value-type="string">
            <text:p>Events, Log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2downarrow.png</text:p>
          </table:table-cell>
          <table:table-cell office:value-type="string">
            <text:p>16x16</text:p>
          </table:table-cell>
          <table:table-cell office:value-type="string">
            <text:p>Updated</text:p>
          </table:table-cell>
          <table:table-cell office:value-type="string">
            <text:p>go-bottom.svg</text:p>
          </table:table-cell>
          <table:table-cell office:value-type="string">
            <text:p>Events, Log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2uparrow.png</text:p>
          </table:table-cell>
          <table:table-cell office:value-type="string">
            <text:p>16x16</text:p>
          </table:table-cell>
          <table:table-cell office:value-type="string">
            <text:p>Updated</text:p>
          </table:table-cell>
          <table:table-cell office:value-type="string">
            <text:p>go-top.svg</text:p>
          </table:table-cell>
          <table:table-cell office:value-type="string">
            <text:p>Events, Log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app.png</text:p>
          </table:table-cell>
          <table:table-cell/>
          <table:table-cell office:value-type="string">
            <text:p>Unchanged</text:p>
          </table:table-cell>
          <table:table-cell table:number-columns-repeated="5"/>
        </table:table-row>
        <table:table-row table:style-name="ro2">
          <table:table-cell office:value-type="string">
            <text:p>bundle.gif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bundle.png</text:p>
          </table:table-cell>
          <table:table-cell office:value-type="string">
            <text:p>32x32</text:p>
          </table:table-cell>
          <table:table-cell office:value-type="string">
            <text:p>Updated</text:p>
          </table:table-cell>
          <table:table-cell office:value-type="string">
            <text:p>applications-systems.svg</text:p>
          </table:table-cell>
          <table:table-cell office:value-type="string">
            <text:p>Bundles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bundle_active.gif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bundle_installed.gif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bundle_small.png</text:p>
          </table:table-cell>
          <table:table-cell office:value-type="string">
            <text:p>22x22</text:p>
          </table:table-cell>
          <table:table-cell office:value-type="string">
            <text:p>Updated</text:p>
          </table:table-cell>
          <table:table-cell office:value-type="string">
            <text:p>internet</text:p>
          </table:table-cell>
          <table:table-cell office:value-type="string">
            <text:p>Menubar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component.png</text:p>
          </table:table-cell>
          <table:table-cell office:value-type="string">
            <text:p>32x32</text:p>
          </table:table-cell>
          <table:table-cell office:value-type="string">
            <text:p>Updated</text:p>
          </table:table-cell>
          <table:table-cell office:value-type="string">
            <text:p>application-x-executable.svg</text:p>
          </table:table-cell>
          <table:table-cell office:value-type="string">
            <text:p>Bundles</text:p>
          </table:table-cell>
          <table:table-cell office:value-type="string">
            <text:p>Tango</text:p>
          </table:table-cell>
          <table:table-cell office:value-type="string">
            <text:p>Declarative Services</text:p>
          </table:table-cell>
          <table:table-cell/>
        </table:table-row>
        <table:table-row table:style-name="ro2">
          <table:table-cell office:value-type="string">
            <text:p>connect.png</text:p>
          </table:table-cell>
          <table:table-cell office:value-type="string">
            <text:p>22x22</text:p>
          </table:table-cell>
          <table:table-cell office:value-type="string">
            <text:p>Updated</text:p>
          </table:table-cell>
          <table:table-cell table:number-columns-repeated="3"/>
          <table:table-cell office:value-type="string">
            <text:p>Remote framework</text:p>
          </table:table-cell>
          <table:table-cell/>
        </table:table-row>
        <table:table-row table:style-name="ro2">
          <table:table-cell office:value-type="string">
            <text:p>connect48x48.png</text:p>
          </table:table-cell>
          <table:table-cell office:value-type="string">
            <text:p>48x48</text:p>
          </table:table-cell>
          <table:table-cell office:value-type="string">
            <text:p>Updated</text:p>
          </table:table-cell>
          <table:table-cell table:number-columns-repeated="3"/>
          <table:table-cell office:value-type="string">
            <text:p>Remote framework</text:p>
          </table:table-cell>
          <table:table-cell/>
        </table:table-row>
        <table:table-row table:style-name="ro2">
          <table:table-cell office:value-type="string">
            <text:p>empty.gif</text:p>
          </table:table-cell>
          <table:table-cell/>
          <table:table-cell office:value-type="string">
            <text:p>Unchanged?</text:p>
          </table:table-cell>
          <table:table-cell table:number-columns-repeated="2"/>
          <table:table-cell office:value-type="string">
            <text:p>KF</text:p>
          </table:table-cell>
          <table:table-cell office:value-type="string">
            <text:p>UNUSED?</text:p>
          </table:table-cell>
          <table:table-cell/>
        </table:table-row>
        <table:table-row table:style-name="ro2">
          <table:table-cell office:value-type="string">
            <text:p>float.png</text:p>
          </table:table-cell>
          <table:table-cell/>
          <table:table-cell office:value-type="string">
            <text:p>Unchanged</text:p>
          </table:table-cell>
          <table:table-cell table:number-columns-repeated="2"/>
          <table:table-cell office:value-type="string">
            <text:p>KF</text:p>
          </table:table-cell>
          <table:table-cell table:number-columns-repeated="2"/>
        </table:table-row>
        <table:table-row table:style-name="ro2">
          <table:table-cell office:value-type="string">
            <text:p>frag.gif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frag.png</text:p>
          </table:table-cell>
          <table:table-cell office:value-type="string">
            <text:p>32x32</text:p>
          </table:table-cell>
          <table:table-cell office:value-type="string">
            <text:p>Updated</text:p>
          </table:table-cell>
          <table:table-cell office:value-type="string">
            <text:p>text-x-script.svg</text:p>
          </table:table-cell>
          <table:table-cell table:number-columns-repeated="2"/>
          <table:table-cell office:value-type="string">
            <text:p>Fragment</text:p>
          </table:table-cell>
          <table:table-cell/>
        </table:table-row>
        <table:table-row table:style-name="ro2">
          <table:table-cell office:value-type="string">
            <text:p>idea.png</text:p>
          </table:table-cell>
          <table:table-cell office:value-type="string">
            <text:p>48x48</text:p>
          </table:table-cell>
          <table:table-cell office:value-type="string">
            <text:p>Updated</text:p>
          </table:table-cell>
          <table:table-cell office:value-type="string">
            <text:p>dialog-information.svg</text:p>
          </table:table-cell>
          <table:table-cell table:number-columns-repeated="2"/>
          <table:table-cell office:value-type="string">
            <text:p>??</text:p>
          </table:table-cell>
          <table:table-cell/>
        </table:table-row>
        <table:table-row table:style-name="ro2">
          <table:table-cell office:value-type="string">
            <text:p>info.png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jarexec.gif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jarexec.png</text:p>
          </table:table-cell>
          <table:table-cell office:value-type="string">
            <text:p>32x32</text:p>
          </table:table-cell>
          <table:table-cell office:value-type="string">
            <text:p>Added</text:p>
          </table:table-cell>
          <table:table-cell office:value-type="string">
            <text:p>applications-other.svg</text:p>
          </table:table-cell>
          <table:table-cell office:value-type="string">
            <text:p>Bundles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jarexec_active.gif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jarexec_installed.gif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kf_128x128.png</text:p>
          </table:table-cell>
          <table:table-cell/>
          <table:table-cell office:value-type="string">
            <text:p>Unchanged</text:p>
          </table:table-cell>
          <table:table-cell table:number-columns-repeated="5"/>
        </table:table-row>
        <table:table-row table:style-name="ro2">
          <table:table-cell office:value-type="string">
            <text:p>kf_16x16.gif</text:p>
          </table:table-cell>
          <table:table-cell/>
          <table:table-cell office:value-type="string">
            <text:p>Unchanged</text:p>
          </table:table-cell>
          <table:table-cell table:number-columns-repeated="5"/>
        </table:table-row>
        <table:table-row table:style-name="ro2">
          <table:table-cell office:value-type="string">
            <text:p>kf_200x21.gif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kf_300x170.png</text:p>
          </table:table-cell>
          <table:table-cell/>
          <table:table-cell office:value-type="string">
            <text:p>Unchanged</text:p>
          </table:table-cell>
          <table:table-cell table:number-columns-repeated="5"/>
        </table:table-row>
        <table:table-row table:style-name="ro2">
          <table:table-cell office:value-type="string">
            <text:p>kf_32x32.gif</text:p>
          </table:table-cell>
          <table:table-cell/>
          <table:table-cell office:value-type="string">
            <text:p>Unchanged</text:p>
          </table:table-cell>
          <table:table-cell table:number-columns-repeated="5"/>
        </table:table-row>
        <table:table-row table:style-name="ro2">
          <table:table-cell office:value-type="string">
            <text:p>lib.gif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lib.png</text:p>
          </table:table-cell>
          <table:table-cell office:value-type="string">
            <text:p>32x32</text:p>
          </table:table-cell>
          <table:table-cell office:value-type="string">
            <text:p>Updated</text:p>
          </table:table-cell>
          <table:table-cell office:value-type="string">
            <text:p>package-x-generic.svg</text:p>
          </table:table-cell>
          <table:table-cell table:number-columns-repeated="4"/>
        </table:table-row>
        <table:table-row table:style-name="ro2">
          <table:table-cell office:value-type="string">
            <text:p>lib_active.gif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lib_installed.gif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open.png</text:p>
          </table:table-cell>
          <table:table-cell office:value-type="string">
            <text:p>22x22</text:p>
          </table:table-cell>
          <table:table-cell office:value-type="string">
            <text:p>Updated</text:p>
          </table:table-cell>
          <table:table-cell office:value-type="string">
            <text:p>document-open.svg</text:p>
          </table:table-cell>
          <table:table-cell table:number-columns-repeated="4"/>
        </table:table-row>
        <table:table-row table:style-name="ro2">
          <table:table-cell office:value-type="string">
            <text:p>overlay_active.gif</text:p>
          </table:table-cell>
          <table:table-cell table:number-columns-repeated="7"/>
        </table:table-row>
        <table:table-row table:style-name="ro2">
          <table:table-cell office:value-type="string">
            <text:p>overlay_installed.gif</text:p>
          </table:table-cell>
          <table:table-cell table:number-columns-repeated="7"/>
        </table:table-row>
        <table:table-row table:style-name="ro2">
          <table:table-cell office:value-type="string">
            <text:p>overlay_resolved.gif</text:p>
          </table:table-cell>
          <table:table-cell table:number-columns-repeated="7"/>
        </table:table-row>
        <table:table-row table:style-name="ro2">
          <table:table-cell office:value-type="string">
            <text:p>overlay_starting.gif</text:p>
          </table:table-cell>
          <table:table-cell table:number-columns-repeated="7"/>
        </table:table-row>
        <table:table-row table:style-name="ro2">
          <table:table-cell office:value-type="string">
            <text:p>overlay_stopping.gif</text:p>
          </table:table-cell>
          <table:table-cell table:number-columns-repeated="7"/>
        </table:table-row>
        <table:table-row table:style-name="ro2">
          <table:table-cell office:value-type="string">
            <text:p>overlay_uninstalled.gif</text:p>
          </table:table-cell>
          <table:table-cell table:number-columns-repeated="7"/>
        </table:table-row>
        <table:table-row table:style-name="ro2">
          <table:table-cell office:value-type="string">
            <text:p>player_eject.png</text:p>
          </table:table-cell>
          <table:table-cell office:value-type="string">
            <text:p>22x22</text:p>
          </table:table-cell>
          <table:table-cell office:value-type="string">
            <text:p>Updated</text:p>
          </table:table-cell>
          <table:table-cell office:value-type="string">
            <text:p>media-eject.svg</text:p>
          </table:table-cell>
          <table:table-cell office:value-type="string">
            <text:p>Menubar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player_end.png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player_fwd.png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player_install.png</text:p>
          </table:table-cell>
          <table:table-cell table:number-columns-repeated="7"/>
        </table:table-row>
        <table:table-row table:style-name="ro2">
          <table:table-cell office:value-type="string">
            <text:p>player_next.png</text:p>
          </table:table-cell>
          <table:table-cell office:value-type="string">
            <text:p>14x14</text:p>
          </table:table-cell>
          <table:table-cell office:value-type="string">
            <text:p>Updated</text:p>
          </table:table-cell>
          <table:table-cell office:value-type="string">
            <text:p>go-next.svg</text:p>
          </table:table-cell>
          <table:table-cell office:value-type="string">
            <text:p>?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player_pause.png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player_play.png</text:p>
          </table:table-cell>
          <table:table-cell office:value-type="string">
            <text:p>22x22</text:p>
          </table:table-cell>
          <table:table-cell office:value-type="string">
            <text:p>Updated</text:p>
          </table:table-cell>
          <table:table-cell office:value-type="string">
            <text:p>media-playback-start.svg</text:p>
          </table:table-cell>
          <table:table-cell office:value-type="string">
            <text:p>Menubar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player_play_14x14.png</text:p>
          </table:table-cell>
          <table:table-cell office:value-type="string">
            <text:p>14x14</text:p>
          </table:table-cell>
          <table:table-cell office:value-type="string">
            <text:p>Updated</text:p>
          </table:table-cell>
          <table:table-cell office:value-type="string">
            <text:p>media-playback-start.svg</text:p>
          </table:table-cell>
          <table:table-cell office:value-type="string">
            <text:p>?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player_prev.png</text:p>
          </table:table-cell>
          <table:table-cell office:value-type="string">
            <text:p>14x14</text:p>
          </table:table-cell>
          <table:table-cell office:value-type="string">
            <text:p>Updated</text:p>
          </table:table-cell>
          <table:table-cell office:value-type="string">
            <text:p>go-previous.svg</text:p>
          </table:table-cell>
          <table:table-cell office:value-type="string">
            <text:p>?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player_rew.png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player_start.png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player_stop.png</text:p>
          </table:table-cell>
          <table:table-cell office:value-type="string">
            <text:p>22x22</text:p>
          </table:table-cell>
          <table:table-cell office:value-type="string">
            <text:p>Updated</text:p>
          </table:table-cell>
          <table:table-cell office:value-type="string">
            <text:p>media-playback-stop.svg</text:p>
          </table:table-cell>
          <table:table-cell office:value-type="string">
            <text:p>Menubar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prefs/Default.gif</text:p>
          </table:table-cell>
          <table:table-cell office:value-type="string">
            <text:p>16x16</text:p>
          </table:table-cell>
          <table:table-cell office:value-type="string">
            <text:p>Updated</text:p>
          </table:table-cell>
          <table:table-cell office:value-type="string">
            <text:p>document-properties.svg</text:p>
          </table:table-cell>
          <table:table-cell office:value-type="string">
            <text:p>Preferences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prefs/folder16x16.gif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prefs/folder16x16.png</text:p>
          </table:table-cell>
          <table:table-cell office:value-type="string">
            <text:p>16x13</text:p>
          </table:table-cell>
          <table:table-cell office:value-type="string">
            <text:p>Updated</text:p>
          </table:table-cell>
          <table:table-cell office:value-type="string">
            <text:p>folder.svg</text:p>
          </table:table-cell>
          <table:table-cell office:value-type="string">
            <text:p>Preferences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prefs/folder_open16x16.gif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prefs/folder_open16x16.png</text:p>
          </table:table-cell>
          <table:table-cell office:value-type="string">
            <text:p>16x13</text:p>
          </table:table-cell>
          <table:table-cell office:value-type="string">
            <text:p>Updated</text:p>
          </table:table-cell>
          <table:table-cell office:value-type="string">
            <text:p>folder-open.svg</text:p>
          </table:table-cell>
          <table:table-cell office:value-type="string">
            <text:p>Preferences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redled.png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reload.png</text:p>
          </table:table-cell>
          <table:table-cell/>
          <table:table-cell office:value-type="string">
            <text:p>Removed</text:p>
          </table:table-cell>
          <table:table-cell/>
          <table:table-cell office:value-type="string">
            <text:p>Timeline</text:p>
          </table:table-cell>
          <table:table-cell table:number-columns-repeated="3"/>
        </table:table-row>
        <table:table-row table:style-name="ro2">
          <table:table-cell office:value-type="string">
            <text:p>reload_green.png</text:p>
          </table:table-cell>
          <table:table-cell/>
          <table:table-cell office:value-type="string">
            <text:p>Removed</text:p>
          </table:table-cell>
          <table:table-cell/>
          <table:table-cell office:value-type="string">
            <text:p>Timeline</text:p>
          </table:table-cell>
          <table:table-cell table:number-columns-repeated="3"/>
        </table:table-row>
        <table:table-row table:style-name="ro2">
          <table:table-cell office:value-type="string">
            <text:p>reload_green16.png</text:p>
          </table:table-cell>
          <table:table-cell/>
          <table:table-cell office:value-type="string">
            <text:p>Removed</text:p>
          </table:table-cell>
          <table:table-cell/>
          <table:table-cell office:value-type="string">
            <text:p>Timeline</text:p>
          </table:table-cell>
          <table:table-cell table:number-columns-repeated="3"/>
        </table:table-row>
        <table:table-row table:style-name="ro2">
          <table:table-cell office:value-type="string">
            <text:p>save.png</text:p>
          </table:table-cell>
          <table:table-cell office:value-type="string">
            <text:p>22x22</text:p>
          </table:table-cell>
          <table:table-cell office:value-type="string">
            <text:p>Updated</text:p>
          </table:table-cell>
          <table:table-cell/>
          <table:table-cell office:value-type="string">
            <text:p>Menubar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start.gif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stop.gif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uninstall.gif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update.gif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update.png</text:p>
          </table:table-cell>
          <table:table-cell office:value-type="string">
            <text:p>22x22</text:p>
          </table:table-cell>
          <table:table-cell office:value-type="string">
            <text:p>Updated</text:p>
          </table:table-cell>
          <table:table-cell office:value-type="string">
            <text:p>view-refresh.svg</text:p>
          </table:table-cell>
          <table:table-cell office:value-type="string">
            <text:p>Menubar</text:p>
          </table:table-cell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view_select.png</text:p>
          </table:table-cell>
          <table:table-cell office:value-type="string">
            <text:p>31x22</text:p>
          </table:table-cell>
          <table:table-cell office:value-type="string">
            <text:p>Updated</text:p>
          </table:table-cell>
          <table:table-cell office:value-type="string">
            <text:p>kf-view-select.svg</text:p>
          </table:table-cell>
          <table:table-cell office:value-type="string">
            <text:p>Menubar</text:p>
          </table:table-cell>
          <table:table-cell office:value-type="string">
            <text:p>Tango modified</text:p>
          </table:table-cell>
          <table:table-cell table:number-columns-repeated="2"/>
        </table:table-row>
        <table:table-row table:style-name="ro2">
          <table:table-cell office:value-type="string">
            <text:p>viewmag+.png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viewmag-.png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viewmag1.png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viewmagfit.png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  <table:table-row table:style-name="ro2">
          <table:table-cell office:value-type="string">
            <text:p>yellowled.png</text:p>
          </table:table-cell>
          <table:table-cell/>
          <table:table-cell office:value-type="string">
            <text:p>Removed</text:p>
          </table:table-cell>
          <table:table-cell table:number-columns-repeated="5"/>
        </table:table-row>
      </table:table>
      <table:table table:name="httpconsole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row table:style-name="ro1">
          <table:table-cell table:style-name="ce6" office:value-type="string">
            <text:p>Icons used by the httpconsole bundle – switching from NOIA to Tango</text:p>
          </table:table-cell>
          <table:table-cell table:style-name="ce9"/>
          <table:table-cell table:style-name="ce8" table:number-columns-repeated="6"/>
          <table:table-cell table:style-name="ce9"/>
        </table:table-row>
        <table:table-row table:style-name="ro2">
          <table:table-cell/>
          <table:table-cell table:style-name="ce7" table:number-columns-repeated="7"/>
          <table:table-cell/>
        </table:table-row>
        <table:table-row table:style-name="ro2">
          <table:table-cell table:style-name="ce7" office:value-type="string">
            <text:p>Image</text:p>
          </table:table-cell>
          <table:table-cell table:style-name="ce7" office:value-type="string">
            <text:p>Orig. Image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Status</text:p>
          </table:table-cell>
          <table:table-cell table:style-name="ce7" office:value-type="string">
            <text:p>Original</text:p>
          </table:table-cell>
          <table:table-cell table:style-name="ce7" office:value-type="string">
            <text:p>Used</text:p>
          </table:table-cell>
          <table:table-cell table:style-name="ce7" office:value-type="string">
            <text:p>Src</text:p>
          </table:table-cell>
          <table:table-cell table:style-name="ce7" office:value-type="string">
            <text:p>Comment</text:p>
          </table:table-cell>
          <table:table-cell/>
        </table:table-row>
        <table:table-row table:style-name="ro2">
          <table:table-cell office:value-type="string">
            <text:p>bundle.png</text:p>
          </table:table-cell>
          <table:table-cell office:value-type="string">
            <text:p>bundle.gif</text:p>
          </table:table-cell>
          <table:table-cell office:value-type="string">
            <text:p>32x32</text:p>
          </table:table-cell>
          <table:table-cell office:value-type="string">
            <text:p>Updated</text:p>
          </table:table-cell>
          <table:table-cell office:value-type="string">
            <text:p>categories/application-system.svg</text:p>
          </table:table-cell>
          <table:table-cell/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bundle-active.png</text:p>
          </table:table-cell>
          <table:table-cell office:value-type="string">
            <text:p>bundle_started.gif</text:p>
          </table:table-cell>
          <table:table-cell office:value-type="string">
            <text:p>32x32</text:p>
          </table:table-cell>
          <table:table-cell table:number-columns-repeated="6"/>
        </table:table-row>
        <table:table-row table:style-name="ro2">
          <table:table-cell office:value-type="string">
            <text:p>help.png</text:p>
          </table:table-cell>
          <table:table-cell office:value-type="string">
            <text:p>help.gif</text:p>
          </table:table-cell>
          <table:table-cell office:value-type="string">
            <text:p>22x22</text:p>
          </table:table-cell>
          <table:table-cell/>
          <table:table-cell office:value-type="string">
            <text:p>apps/help-browser.svg</text:p>
          </table:table-cell>
          <table:table-cell/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info.png</text:p>
          </table:table-cell>
          <table:table-cell office:value-type="string">
            <text:p>info.gif</text:p>
          </table:table-cell>
          <table:table-cell office:value-type="string">
            <text:p>22x22</text:p>
          </table:table-cell>
          <table:table-cell/>
          <table:table-cell office:value-type="string">
            <text:p>status/dialog-information.svg</text:p>
          </table:table-cell>
          <table:table-cell/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lib.png</text:p>
          </table:table-cell>
          <table:table-cell office:value-type="string">
            <text:p>lib.gif</text:p>
          </table:table-cell>
          <table:table-cell office:value-type="string">
            <text:p>32x32</text:p>
          </table:table-cell>
          <table:table-cell/>
          <table:table-cell office:value-type="string">
            <text:p>mimetypes/package-x-generic.svg</text:p>
          </table:table-cell>
          <table:table-cell table:number-columns-repeated="4"/>
        </table:table-row>
        <table:table-row table:style-name="ro2">
          <table:table-cell office:value-type="string">
            <text:p>bundle-lib-active.png</text:p>
          </table:table-cell>
          <table:table-cell office:value-type="string">
            <text:p>lib_started.gif</text:p>
          </table:table-cell>
          <table:table-cell table:number-columns-repeated="7"/>
        </table:table-row>
        <table:table-row table:style-name="ro2">
          <table:table-cell office:value-type="string">
            <text:p>document-open.png</text:p>
          </table:table-cell>
          <table:table-cell office:value-type="string">
            <text:p>open.gif</text:p>
          </table:table-cell>
          <table:table-cell office:value-type="string">
            <text:p>22x22</text:p>
          </table:table-cell>
          <table:table-cell/>
          <table:table-cell office:value-type="string">
            <text:p>actions/document-open.svg</text:p>
          </table:table-cell>
          <table:table-cell table:number-columns-repeated="4"/>
        </table:table-row>
        <table:table-row table:style-name="ro2">
          <table:table-cell office:value-type="string">
            <text:p>openurl.png</text:p>
          </table:table-cell>
          <table:table-cell office:value-type="string">
            <text:p>openurl.gif</text:p>
          </table:table-cell>
          <table:table-cell office:value-type="string">
            <text:p>22x22</text:p>
          </table:table-cell>
          <table:table-cell/>
          <table:table-cell office:value-type="string">
            <text:p>apps/internet-web-browser</text:p>
          </table:table-cell>
          <table:table-cell table:number-columns-repeated="4"/>
        </table:table-row>
        <table:table-row table:style-name="ro2">
          <table:table-cell office:value-type="string">
            <text:p>player_eject.png</text:p>
          </table:table-cell>
          <table:table-cell office:value-type="string">
            <text:p>player_eject.gif</text:p>
          </table:table-cell>
          <table:table-cell table:number-columns-repeated="2"/>
          <table:table-cell office:value-type="string">
            <text:p>actions/media-eject.svg</text:p>
          </table:table-cell>
          <table:table-cell table:number-columns-repeated="4"/>
        </table:table-row>
        <table:table-row table:style-name="ro2">
          <table:table-cell office:value-type="string">
            <text:p>player_play.png</text:p>
          </table:table-cell>
          <table:table-cell office:value-type="string">
            <text:p>player_play.gif</text:p>
          </table:table-cell>
          <table:table-cell table:number-columns-repeated="2"/>
          <table:table-cell office:value-type="string">
            <text:p>actions/media-playback-start.svg</text:p>
          </table:table-cell>
          <table:table-cell table:number-columns-repeated="4"/>
        </table:table-row>
        <table:table-row table:style-name="ro2">
          <table:table-cell office:value-type="string">
            <text:p>player_stop.png</text:p>
          </table:table-cell>
          <table:table-cell office:value-type="string">
            <text:p>player_stop.gif</text:p>
          </table:table-cell>
          <table:table-cell table:number-columns-repeated="2"/>
          <table:table-cell office:value-type="string">
            <text:p>actions/media-playback-stop.svg</text:p>
          </table:table-cell>
          <table:table-cell table:number-columns-repeated="4"/>
        </table:table-row>
        <table:table-row table:style-name="ro2">
          <table:table-cell office:value-type="string">
            <text:p>?</text:p>
          </table:table-cell>
          <table:table-cell office:value-type="string">
            <text:p>pspbrwse.jbf</text:p>
          </table:table-cell>
          <table:table-cell table:number-columns-repeated="7"/>
        </table:table-row>
        <table:table-row table:style-name="ro2">
          <table:table-cell office:value-type="string">
            <text:p>go-home.png</text:p>
          </table:table-cell>
          <table:table-cell office:value-type="string">
            <text:p>reload_green.gif</text:p>
          </table:table-cell>
          <table:table-cell office:value-type="string">
            <text:p>22x22</text:p>
          </table:table-cell>
          <table:table-cell/>
          <table:table-cell office:value-type="string">
            <text:p>actions/go-home.png</text:p>
          </table:table-cell>
          <table:table-cell/>
          <table:table-cell office:value-type="string">
            <text:p>Tango</text:p>
          </table:table-cell>
          <table:table-cell table:number-columns-repeated="2"/>
        </table:table-row>
        <table:table-row table:style-name="ro2">
          <table:table-cell office:value-type="string">
            <text:p>view-refresh.png</text:p>
          </table:table-cell>
          <table:table-cell office:value-type="string">
            <text:p>update.gif</text:p>
          </table:table-cell>
          <table:table-cell office:value-type="string">
            <text:p>22x22</text:p>
          </table:table-cell>
          <table:table-cell/>
          <table:table-cell office:value-type="string">
            <text:p>actions/view-refresh.svg</text:p>
          </table:table-cell>
          <table:table-cell/>
          <table:table-cell office:value-type="string">
            <text:p>Tango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2">2010-04-22</text:date>, <text:time>00:2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ter Larsson</meta:initial-creator>
    <meta:creation-date>2010-04-18T10:44:35</meta:creation-date>
    <dc:date>2010-04-22T00:23:44</dc:date>
    <dc:creator>Christer Larsson</dc:creator>
    <meta:editing-duration>PT62H11M10S</meta:editing-duration>
    <meta:editing-cycles>21</meta:editing-cycles>
    <meta:generator>NeoOffice/3.0$Unix OpenOffice.org_project/Patch 0</meta:generator>
    <meta:document-statistic meta:table-count="4" meta:cell-count="326" meta:object-count="0"/>
    <meta:user-defined meta:name="Info 1"/>
    <meta:user-defined meta:name="Info 2"/>
    <meta:user-defined meta:name="Info 3"/>
    <meta:user-defined meta:name="Info 4"/>
  </office:meta>
</office:document-meta>
</file>